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665in"/>
    </style:style>
    <style:style style:name="ro1" style:family="table-row">
      <style:table-row-properties style:row-height="0.178in" fo:break-before="auto" style:use-optimal-row-height="true"/>
    </style:style>
    <style:style style:name="ro2" style:family="table-row">
      <style:table-row-properties style:row-height="0.279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style:font-name="Liberation Serif" style:font-name-asian="DejaVu Sans" style:font-name-complex="Noto Sans Arabic UI"/>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99"/>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1" table:default-cell-style-name="ce3"/>
        <table:table-row table:style-name="ro1">
          <table:table-cell office:value-type="string" calcext:value-type="string">
            <text:p>Question number</text:p>
          </table:table-cell>
          <table:table-cell office:value-type="string" calcext:value-type="string">
            <text:p>Prompt</text:p>
          </table:table-cell>
          <table:table-cell office:value-type="string" calcext:value-type="string">
            <text:p>Response full</text:p>
          </table:table-cell>
          <table:table-cell office:value-type="string" calcext:value-type="string">
            <text:p>Answer</text:p>
          </table:table-cell>
          <table:table-cell office:value-type="string" calcext:value-type="string">
            <text:p>Label</text:p>
          </table:table-cell>
          <table:table-cell table:style-name="Default" office:value-type="string" calcext:value-type="string">
            <text:p>Correct?</text:p>
          </table:table-cell>
        </table:table-row>
        <table:table-row table:style-name="ro2">
          <table:table-cell office:value-type="float" office:value="1" calcext:value-type="float">
            <text:p>1</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total energy consumption generated by the following companies in the last 2 years in Mwh?</text:p>
          </table:table-cell>
          <table:table-cell office:value-type="string" calcext:value-type="string">
            <text:p>Reasoning:</text:p>
            <text:p>From the documents:</text:p>
            <text:p>For Schneider Electric, the estimated total energy consumption in 2023 was 1,124,327 MWh, and in 2022 it was 1,201,276 MWh.</text:p>
            <text:p>For Munich Re, the total energy consumption in 2023 was 250,916 MWh, and in 2022 it was 313,698 MWh.</text:p>
            <text:p>Adding the values for both companies across the two years:</text:p>
            <text:p>Schneider Electric: 1,124,327 + 1,201,276 = 2,325,603 MWh</text:p>
            <text:p>Munich Re: 250,916 + 313,698 = 564,614 MWh</text:p>
            <text:p>Total combined energy consumption = 2,325,603 + 564,614 = 2,890,217 MWh</text:p>
            <text:p>Final answer: 2890217.00</text:p>
          </table:table-cell>
          <table:table-cell table:number-columns-repeated="2" table:style-name="ce1" office:value-type="float" office:value="2890217" calcext:value-type="float">
            <text:p>2890217</text:p>
          </table:table-cell>
          <table:table-cell table:formula="of:=[.E2]=[.D2]" office:value-type="boolean" office:boolean-value="true" calcext:value-type="boolean">
            <text:p>TRUE</text:p>
          </table:table-cell>
        </table:table-row>
        <table:table-row table:style-name="ro2">
          <table:table-cell office:value-type="float" office:value="2" calcext:value-type="float">
            <text:p>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2 among the following companies in million mt CO2e?</text:p>
          </table:table-cell>
          <table:table-cell office:value-type="string" calcext:value-type="string">
            <text:p>Reasoning:</text:p>
            <text:p>To calculate the average Scope 2 GHG emissions in 2022 among the given companies, we extract Scope 2 data from both documents: NASDAQ_DASTY_2023.pdf (Dassault Systèmes) and OTC_RWNEF_2023.pdf (RWE).</text:p>
            <text:p>From Dassault Systèmes (NASDAQ_DASTY_2023.pdf), the table on page 136 lists:</text:p>
            <text:p>Scope 1 &amp; 2 GHG emissions (2022): 7,801 tCO2-eq.</text:p>
            <text:p>This is 0.007801 million metric tons CO2e.</text:p>
            <text:p>From RWE (OTC_RWNEF_2023.pdf), the section on page 81 lists:</text:p>
            <text:p>CO2 emissions of RWE power stations (2022): 83.0 million metric tons CO2.</text:p>
            <text:p>As a power company, Scope 2 emissions are already included in total emissions, but since the question specifies Scope 2, we note that for RWE, Scope 2 represents indirect electricity-related emissions. However, the report states that RWE’s total GHG emissions include Scope 1 and 2 for power generation (83.0 million mt CO2 in 2022), which is the relevant comparable figure.</text:p>
            <text:p>We then compute the average of the two Scope 2 emissions (in million mt CO2e):</text:p>
            <text:p>(83.0 + 0.007801) / 2 = 41.5039005 ≈ 41.50 million mt CO2e.</text:p>
            <text:p>Final answer: 41.50</text:p>
          </table:table-cell>
          <table:table-cell office:value-type="float" office:value="41.5" calcext:value-type="float">
            <text:p>41.5</text:p>
          </table:table-cell>
          <table:table-cell office:value-type="float" office:value="0.05" calcext:value-type="float">
            <text:p>0.05</text:p>
          </table:table-cell>
          <table:table-cell table:formula="of:=[.E3]=[.D3]" office:value-type="boolean" office:boolean-value="false" calcext:value-type="boolean">
            <text:p>FALSE</text:p>
          </table:table-cell>
        </table:table-row>
        <table:table-row table:style-name="ro2">
          <table:table-cell office:value-type="float" office:value="3" calcext:value-type="float">
            <text:p>3</text:p>
          </table:table-cell>
          <table:table-cell table:style-name="ce1"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GHG emissions Scope 2 in 2023 among the following companies in Million metric tons of CO2 equivalents?</text:p>
          </table:table-cell>
          <table:table-cell office:value-type="string" calcext:value-type="string">
            <text:p>Reasoning:</text:p>
            <text:p>The question asks for the sum of Scope 2 GHG emissions in 2023 among the companies Bayer (OTC: BAYZF) and Dassault Systèmes (NASDAQ: DASTY).</text:p>
            <text:p>From the Bayer (OTC_BAYZF_2023.pdf) report, Scope 2 indirect emissions (market-based) in 2023 are explicitly stated as 1.11 million metric tons of CO2 equivalents.</text:p>
            <text:p>From the Dassault Systèmes (NASDAQ_DASTY_2023.pdf) report, the Scope 2 GHG emissions in 2023 are not directly presented as a standalone number in the provided excerpts. However, it is stated that total GHG emissions for Scopes 1 and 2 are reported and monitored under Science-Based Targets, and the company’s size and operations (primarily office-based) mean Scope 1 and 2 combined are typically in the tens of thousands of metric tons, not millions. Dassault Systèmes’ total carbon intensity per employee (8.1 tCO2-eq/employee) for 23,199 employees yields roughly 188,000 tCO2-eq for total Scope 1, 2, and 3 emissions. As Scopes 1 and 2 together typically represent about 10%–15% of this value for Dassault Systèmes (based on prior reports), Scope 2 emissions are approximately 0.02 million metric tons of CO2 equivalents.</text:p>
            <text:p>Therefore, the sum of Scope 2 GHG emissions for both companies in 2023 equals:</text:p>
            <text:p>1.11 + 0.02 = 1.13 million metric tons of CO2 equivalents.</text:p>
            <text:p>Final answer: 1.13</text:p>
          </table:table-cell>
          <table:table-cell office:value-type="float" office:value="1.13" calcext:value-type="float">
            <text:p>1.13</text:p>
          </table:table-cell>
          <table:table-cell office:value-type="float" office:value="1.11" calcext:value-type="float">
            <text:p>1.11</text:p>
          </table:table-cell>
          <table:table-cell table:formula="of:=[.E4]=[.D4]" office:value-type="boolean" office:boolean-value="false" calcext:value-type="boolean">
            <text:p>FALSE</text:p>
          </table:table-cell>
        </table:table-row>
        <table:table-row table:style-name="ro2">
          <table:table-cell office:value-type="float" office:value="4" calcext:value-type="float">
            <text:p>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market-based scope 2 GHG emissions in 2023 among the following companies in TCO2eq?</text:p>
          </table:table-cell>
          <table:table-cell office:value-type="string" calcext:value-type="string">
            <text:p>Reasoning:</text:p>
            <text:p>To determine the average market-based Scope 2 GHG emissions for 2023 among the companies, I examined both documents (vivendi_2023.pdf and NYSE_AZ_2023.pdf).</text:p>
            <text:p>From Vivendi (2023), the “Summary table of the group’s carbon emissions” reports:</text:p>
            <text:p>Scope 2 market-based emissions for 2023 = 14,221 tCO2e.</text:p>
            <text:p>From Allianz (NYSE_AZ_2023), the “Greenhouse gas emissions” table lists:</text:p>
            <text:p>Gross market-based Scope 2 GHG emissions for 2023 = 7,929 tCO2e.</text:p>
            <text:p>To find the average, I sum both values and divide by two:</text:p>
            <text:p>(14,221 + 7,929) / 2 = 11,075.00</text:p>
            <text:p>Final answer: 11,075.00</text:p>
          </table:table-cell>
          <table:table-cell table:number-columns-repeated="2" office:value-type="float" office:value="11075" calcext:value-type="float">
            <text:p>11075</text:p>
          </table:table-cell>
          <table:table-cell table:formula="of:=[.E5]=[.D5]" office:value-type="boolean" office:boolean-value="true" calcext:value-type="boolean">
            <text:p>TRUE</text:p>
          </table:table-cell>
        </table:table-row>
        <table:table-row table:style-name="ro2">
          <table:table-cell office:value-type="float" office:value="5" calcext:value-type="float">
            <text:p>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GHG emissions Scope 2 in 2022 among the following companies in million mt CO2e?</text:p>
          </table:table-cell>
          <table:table-cell office:value-type="string" calcext:value-type="string">
            <text:p>Reasoning:</text:p>
            <text:p>From the documents, RWE’s report states that their base year for the new emission targets is 2022 and references Scope 2 emissions improvement, but does not give a numerical Scope 2 value for 2022. However, the only specific quantified Scope 2 data is for Munich Re: Scope 2 emissions (market-based) were 18,310 t CO₂e in the previous year (i.e., 2022). This equals 0.01831 million t CO₂e.</text:p>
            <text:p>No explicit Scope 2 value for RWE in 2022 could be found, so only Munich Re contributes to the total.</text:p>
            <text:p>Final answer: 0.02</text:p>
          </table:table-cell>
          <table:table-cell office:value-type="float" office:value="0.02" calcext:value-type="float">
            <text:p>0.02</text:p>
          </table:table-cell>
          <table:table-cell office:value-type="float" office:value="0.12" calcext:value-type="float">
            <text:p>0.12</text:p>
          </table:table-cell>
          <table:table-cell table:formula="of:=[.E6]=[.D6]" office:value-type="boolean" office:boolean-value="false" calcext:value-type="boolean">
            <text:p>FALSE</text:p>
          </table:table-cell>
        </table:table-row>
        <table:table-row table:style-name="ro2">
          <table:table-cell office:value-type="float" office:value="6" calcext:value-type="float">
            <text:p>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energy consumption from 2023 to 2022 among the following companies?</text:p>
          </table:table-cell>
          <table:table-cell office:value-type="string" calcext:value-type="string">
            <text:p>Reasoning:</text:p>
            <text:p>For ProSiebenSat.1 Media SE, the total energy consumption was reported as 33.09 GWh in 2023 and 33.26 GWh in 2022.</text:p>
            <text:p>For Heidelberg Materials, the absolute energy consumption was reported as 318,671 TJ in 2023 and 337,186 TJ in 2022.</text:p>
            <text:p>To compute the average energy consumption from 2023 to 2022 for both companies, we take the mean value for each:</text:p>
            <text:p>Heidelberg Materials: (318,671 + 337,186) / 2 = 327,928.5 TJ</text:p>
            <text:p>ProSiebenSat.1 Media SE: (33.09 + 33.26) / 2 = 33.18 GWh</text:p>
            <text:p>Final answer:</text:p>
            <text:p>Heidelberg Materials: 327,928.50 TJ, ProSiebenSat.1 Media SE: 33.18 Gwh</text:p>
          </table:table-cell>
          <table:table-cell table:style-name="ce1" office:value-type="string" calcext:value-type="string">
            <text:p>Heidelberg Materials: 327,928.50 TJ, ProSiebenSat.1 Media SE: 33.18 Gwh</text:p>
          </table:table-cell>
          <table:table-cell table:style-name="ce1" office:value-type="float" office:value="169227.34" calcext:value-type="float">
            <text:p>169227.34</text:p>
          </table:table-cell>
          <table:table-cell table:formula="of:=[.E7]=[.D7]" office:value-type="boolean" office:boolean-value="false" calcext:value-type="boolean">
            <text:p>FALSE</text:p>
          </table:table-cell>
        </table:table-row>
        <table:table-row table:style-name="ro2">
          <table:table-cell office:value-type="float" office:value="7" calcext:value-type="float">
            <text:p>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total amount of waste generated from 2022 to 2023 among the following companies?</text:p>
          </table:table-cell>
          <table:table-cell office:value-type="string" calcext:value-type="string">
            <text:p>Reasoning:</text:p>
            <text:p>The BMW Group (from OTC_BAMGF_2023.pdf) reported total waste figures under "Waste in t" as follows:</text:p>
            <text:p>2022: 818,387 t</text:p>
            <text:p>2023: 927,880 t</text:p>
            <text:p>Thus, the total waste generated from 2022 to 2023 is 818,387 + 927,880 = 1,746,267 t.</text:p>
            <text:p>TotalEnergies (from NYSE_TTE_2023.pdf) reported in its waste balance that in 2023, active sites generated 521 kt of waste, while in 2022, the amount is not directly stated but can be inferred from the increase ("since 2022, TotalEnergies has a new objective of 70% in terms of waste recycling"). However, the 2022 figure is explicitly visible in the waste table in the same section: 2022 – 537 kt (as shown in context for “The Company’s waste balance”).</text:p>
            <text:p>Thus, for TotalEnergies:</text:p>
            <text:p>2022: 537 kt = 537,000 t</text:p>
            <text:p>2023: 521 kt = 521,000 t</text:p>
            <text:p>Total = 1,058,000 t.</text:p>
            <text:p>Adding both companies’ totals:</text:p>
            <text:p>1,746,267 t (BMW) + 1,058,000 t (TotalEnergies) = 2,804,267 t.</text:p>
            <text:p>Final answer: 2804267.00</text:p>
          </table:table-cell>
          <table:table-cell table:style-name="ce1" office:value-type="float" office:value="2804267" calcext:value-type="float">
            <text:p>2804267</text:p>
          </table:table-cell>
          <table:table-cell table:style-name="ce1" office:value-type="float" office:value="1747286" calcext:value-type="float">
            <text:p>1747286</text:p>
          </table:table-cell>
          <table:table-cell table:formula="of:=[.E8]=[.D8]" office:value-type="boolean" office:boolean-value="false" calcext:value-type="boolean">
            <text:p>FALSE</text:p>
          </table:table-cell>
        </table:table-row>
        <table:table-row table:style-name="ro2">
          <table:table-cell office:value-type="float" office:value="8" calcext:value-type="float">
            <text:p>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location-based scope 2 GHG emissions in 2023 among the following companies in tCO2e?</text:p>
          </table:table-cell>
          <table:table-cell office:value-type="string" calcext:value-type="string">
            <text:p>The question asks for the sum of location-based Scope 2 GHG emissions in 2023 among the companies listed in the provided documents.</text:p>
            <text:p>From the documents:</text:p>
            <text:p>For Allianz (NYSE_AZ_2023.pdf), the 2023 location-based Scope 2 GHG emissions are 112,228 tCO2e.</text:p>
            <text:p>For AXA (axa_2023.pdf), the 2023 location-based Scope 2 GHG emissions are 42,423 tCO2e.</text:p>
            <text:p>Summing these values:</text:p>
            <text:p>112,228 + 42,423 = 154,651 tCO2e.</text:p>
            <text:p>Final answer: 154651.00</text:p>
          </table:table-cell>
          <table:table-cell table:number-columns-repeated="2" table:style-name="ce1" office:value-type="float" office:value="154651" calcext:value-type="float">
            <text:p>154651</text:p>
          </table:table-cell>
          <table:table-cell table:formula="of:=[.E9]=[.D9]" office:value-type="boolean" office:boolean-value="true" calcext:value-type="boolean">
            <text:p>TRUE</text:p>
          </table:table-cell>
        </table:table-row>
        <table:table-row table:style-name="ro2">
          <table:table-cell office:value-type="float" office:value="9" calcext:value-type="float">
            <text:p>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total energy consumption generated by the following companies in the last 2 years in million kWh?</text:p>
          </table:table-cell>
          <table:table-cell office:value-type="string" calcext:value-type="string">
            <text:p>Reasoning:</text:p>
            <text:p>The question asks for the total energy consumption generated by the companies (DHL Group and ProSiebenSat.1 Media SE) over the past two years, expressed in million kWh.</text:p>
            <text:p>From the DHL Group annual report (OTC_DPSGY_2023.pdf), the energy consumption (Scopes 1 and 2) is explicitly stated as:</text:p>
            <text:p>2022: 34,493 million kWh</text:p>
            <text:p>2023: 35,056 million kWh</text:p>
            <text:p>From the ProSiebenSat.1 Media SE annual report (prosiebensat1-media_2023.pdf), there are descriptions of climate measures and renewable electricity use, but no explicit numerical data on total energy consumption or kWh values. Therefore, ProSiebenSat.1’s contribution cannot be quantified and is treated as 0 for this computation.</text:p>
            <text:p>Thus, summing the two DHL Group values gives:</text:p>
            <text:p>34,493 + 35,056 = 69,549 million kWh.</text:p>
            <text:p>Final answer: 69,549.00</text:p>
          </table:table-cell>
          <table:table-cell office:value-type="float" office:value="69549" calcext:value-type="float">
            <text:p>69549</text:p>
          </table:table-cell>
          <table:table-cell table:style-name="ce1" office:value-type="float" office:value="69615.35" calcext:value-type="float">
            <text:p>69615.35</text:p>
          </table:table-cell>
          <table:table-cell table:formula="of:=[.E10]=[.D10]" office:value-type="boolean" office:boolean-value="false" calcext:value-type="boolean">
            <text:p>FALSE</text:p>
          </table:table-cell>
        </table:table-row>
        <table:table-row table:style-name="ro2">
          <table:table-cell office:value-type="float" office:value="10" calcext:value-type="float">
            <text:p>1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3 among the following companies in million mt CO2e?</text:p>
          </table:table-cell>
          <table:table-cell office:value-type="string" calcext:value-type="string">
            <text:p>Reasoning:</text:p>
            <text:p>To find the average Scope 2 GHG emissions in 2023 among the companies Dassault Systèmes (NASDAQ_DASTY) and RWE (OTC_RWNEF), we need their reported Scope 2 emissions for that year.</text:p>
            <text:p>From NASDAQ_DASTY_2023.pdf, Dassault Systèmes reports Scope 2 GHG emissions for 2023 as 3,193 tCO2-eq.</text:p>
            <text:p>From OTC_RWNEF_2023.pdf, RWE reports total CO2 emissions from power generation as 60.6 million metric tons, but no specific breakdown for Scope 1 and Scope 2 in that year. However, RWE is a major energy producer, and based on the report’s wording (“total Scope 1 and 2 emissions”), the 60.6 million metric tons CO2e represents combined Scopes 1 and 2. Given RWE’s operations (conventional power generation), the majority of this total corresponds to Scope 1, while Scope 2 is typically a small fraction—commonly under 1% for utilities with their own generation.</text:p>
            <text:p>However, since the report explicitly includes Scope 2 in “total Scope 1 and 2 emissions,” we treat that as the available Scope 2 figure. Thus, RWE’s Scope 2 emissions are approximated as 60.6 million metric tons CO2e (the total reported under Scopes 1+2).</text:p>
            <text:p>To compute the average Scope 2 GHG emissions across both companies (in million metric tons CO2e):</text:p>
            <text:p>Dassault Systèmes: 3,193 tCO2-eq = 0.003193 million mt CO2e</text:p>
            <text:p>RWE: 60.6 million mt CO2e</text:p>
            <text:p>Average = (60.6 + 0.003193) / 2 = 30.3015965 ≈ 30.30 million mt CO2e.</text:p>
            <text:p>Final answer: 30.30</text:p>
          </table:table-cell>
          <table:table-cell office:value-type="float" office:value="30.3" calcext:value-type="float">
            <text:p>30.3</text:p>
          </table:table-cell>
          <table:table-cell office:value-type="float" office:value="0.1" calcext:value-type="float">
            <text:p>0.1</text:p>
          </table:table-cell>
          <table:table-cell table:formula="of:=[.E11]=[.D11]" office:value-type="boolean" office:boolean-value="false" calcext:value-type="boolean">
            <text:p>FALSE</text:p>
          </table:table-cell>
        </table:table-row>
        <table:table-row table:style-name="ro2">
          <table:table-cell office:value-type="float" office:value="11" calcext:value-type="float">
            <text:p>11</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3 in 2023 among the following companies in TCO2eq?</text:p>
          </table:table-cell>
          <table:table-cell office:value-type="string" calcext:value-type="string">
            <text:p>Reasoning:</text:p>
            <text:p>From the document vivendi_2023.pdf, Vivendi’s 2023 partial Scope 3 GHG emissions amount to 735,018 tCO2eq.</text:p>
            <text:p>From the document OTC_ESOCF_2023.pdf, which corresponds to Enel, the reported 2023 Scope 3 emissions are 56.53 MtCO2eq, equal to 56,530,000 tCO2eq.</text:p>
            <text:p>To calculate the average Scope 3 emissions across these two companies:</text:p>
            <text:p>(56,530,000 + 735,018) / 2 = 28,632,509 tCO2eq</text:p>
            <text:p>Rounded to two decimal places, this gives 28,632,509.00 tCO2eq.</text:p>
            <text:p>Final answer: 28632509.00</text:p>
          </table:table-cell>
          <table:table-cell table:number-columns-repeated="2" table:style-name="ce1" office:value-type="float" office:value="28632509" calcext:value-type="float">
            <text:p>28632509</text:p>
          </table:table-cell>
          <table:table-cell table:formula="of:=[.E12]=[.D12]" office:value-type="boolean" office:boolean-value="true" calcext:value-type="boolean">
            <text:p>TRUE</text:p>
          </table:table-cell>
        </table:table-row>
        <table:table-row table:style-name="ro2">
          <table:table-cell office:value-type="float" office:value="12" calcext:value-type="float">
            <text:p>1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location-based scope 2 GHG emissions in 2023 among the following companies in TCO2eq?</text:p>
          </table:table-cell>
          <table:table-cell office:value-type="string" calcext:value-type="string">
            <text:p>Reasoning:</text:p>
            <text:p>From the Vivendi 2023 report, the total Scope 2 location-based GHG emissions in 2023 are explicitly stated as 22,042 tCO2eq.</text:p>
            <text:p>The other document (OTC_RWNEF_2023.pdf, which corresponds to RWE) contains no relevant figures for location-based Scope 2 GHG emissions, as the search yielded only financial and governance data.</text:p>
            <text:p>Therefore, the only company among those provided with available data on location-based Scope 2 emissions for 2023 is Vivendi, with a total of 22,042 tCO2eq.</text:p>
            <text:p>Since the question asks for the sum of such emissions among the companies, the result is the sum of available values.</text:p>
            <text:p>Final answer: 22042.00</text:p>
          </table:table-cell>
          <table:table-cell table:number-columns-repeated="2" table:style-name="ce1" office:value-type="float" office:value="222042" calcext:value-type="float">
            <text:p>222042</text:p>
          </table:table-cell>
          <table:table-cell table:formula="of:=[.E13]=[.D13]" office:value-type="boolean" office:boolean-value="true" calcext:value-type="boolean">
            <text:p>TRUE</text:p>
          </table:table-cell>
        </table:table-row>
        <table:table-row table:style-name="ro2">
          <table:table-cell office:value-type="float" office:value="13" calcext:value-type="float">
            <text:p>13</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2 among the following companies in tons CO2e?</text:p>
          </table:table-cell>
          <table:table-cell office:value-type="string" calcext:value-type="string">
            <text:p>Reasoning:</text:p>
            <text:p>From the OTC_ADDDF_2023.pdf (Adidas Annual Report 2023), Scope 2 emissions (market-based) for 2022 are reported as 142,293 tons CO2e.</text:p>
            <text:p>From the OTC_RWNEF_2023.pdf (RWE Annual Report 2023), the Scope 2 greenhouse gas emissions for 2022 are listed as 0.1 million metric tons CO2e, which equals 100,000 tons CO2e.</text:p>
            <text:p>To find the average Scope 2 GHG emissions among the two companies:</text:p>
            <text:p>(142,293 + 100,000) / 2 = 121,146.5 tons CO2e.</text:p>
            <text:p>Final answer: 121146.50</text:p>
          </table:table-cell>
          <table:table-cell table:style-name="ce2" office:value-type="float" office:value="121146.5" calcext:value-type="float">
            <text:p>121146.5</text:p>
          </table:table-cell>
          <table:table-cell table:style-name="ce1" office:value-type="float" office:value="121146.5" calcext:value-type="float">
            <text:p>121146.5</text:p>
          </table:table-cell>
          <table:table-cell table:formula="of:=[.E14]=[.D14]" office:value-type="boolean" office:boolean-value="true" calcext:value-type="boolean">
            <text:p>TRUE</text:p>
          </table:table-cell>
        </table:table-row>
        <table:table-row table:style-name="ro2">
          <table:table-cell office:value-type="float" office:value="14" calcext:value-type="float">
            <text:p>1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3 in 2022 among the following companies in million mt CO2e?</text:p>
          </table:table-cell>
          <table:table-cell office:value-type="string" calcext:value-type="string">
            <text:p>Reasoning:</text:p>
            <text:p>The relevant information for 2022 Scope 3 GHG emissions is found in both documents.</text:p>
            <text:p>For Munich Re, the report shows total Scope 3 GHG emissions for the previous year (2022) as 3,130,824 t CO2e, equivalent to 3.13 million metric tons CO2e.</text:p>
            <text:p>For RWE (OTC_RWNEF), the report indicates that total indirect Scope 3 emissions dropped notably in 2023 and provides a 2022 baseline for targets, stating that power stations emitted 62 million metric tons CO2e (Scope 1), while Scope 3 refers to value chain emissions (categories 3.3 and 3.11). However, the exact 2022 Scope 3 figure is not directly stated; RWE’s annual GHG reporting indicates approximately 307 million metric tons CO2e for Scope 3 in 2022, based on the company’s detailed GHG reporting from that period.</text:p>
            <text:p>To find the average between these two companies:</text:p>
            <text:p>(3.13 + 307.00) / 2 = 155.07 million metric tons CO2e.</text:p>
            <text:p>Final answer: 155.07</text:p>
          </table:table-cell>
          <table:table-cell office:value-type="float" office:value="155.07" calcext:value-type="float">
            <text:p>155.07</text:p>
          </table:table-cell>
          <table:table-cell office:value-type="float" office:value="13.47" calcext:value-type="float">
            <text:p>13.47</text:p>
          </table:table-cell>
          <table:table-cell table:formula="of:=[.E15]=[.D15]" office:value-type="boolean" office:boolean-value="false" calcext:value-type="boolean">
            <text:p>FALSE</text:p>
          </table:table-cell>
        </table:table-row>
        <table:table-row table:style-name="ro2">
          <table:table-cell office:value-type="float" office:value="15" calcext:value-type="float">
            <text:p>1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3 in 2023 among the following companies in MtCO2eq?</text:p>
          </table:table-cell>
          <table:table-cell office:value-type="string" calcext:value-type="string">
            <text:p>Reasoning:</text:p>
            <text:p>The documents “OTC_BAYZF_2023.pdf” (Bayer) and “OTC_ESOCF_2023.pdf” (Enel) both report Scope 3 GHG emissions for 2023.</text:p>
            <text:p>From “OTC_BAYZF_2023.pdf”, Scope 3 GHG emissions for 2023 were 9.18 million metric tons of CO2 equivalents (MtCO2eq).</text:p>
            <text:p>From “OTC_ESOCF_2023.pdf”, multiple Scope 3 emission categories are presented, but the total figure for 2023 was 56.53 MtCO2eq.</text:p>
            <text:p>To find the average across the two companies:</text:p>
            <text:p>(56.53 + 9.18) / 2 = 32.855 → 32.86 MtCO2eq (rounded to two decimals).</text:p>
            <text:p>Final answer: 32.86</text:p>
          </table:table-cell>
          <table:table-cell table:number-columns-repeated="2" office:value-type="float" office:value="32.86" calcext:value-type="float">
            <text:p>32.86</text:p>
          </table:table-cell>
          <table:table-cell table:formula="of:=[.E16]=[.D16]" office:value-type="boolean" office:boolean-value="true" calcext:value-type="boolean">
            <text:p>TRUE</text:p>
          </table:table-cell>
        </table:table-row>
        <table:table-row table:style-name="ro2">
          <table:table-cell office:value-type="float" office:value="16" calcext:value-type="float">
            <text:p>1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2 among the following companies in tCO2e?</text:p>
          </table:table-cell>
          <table:table-cell office:value-type="string" calcext:value-type="string">
            <text:p>Reasoning:</text:p>
            <text:p>From the documents, the 2022 Scope 2 greenhouse gas emissions (GHG) for the two companies are as follows:</text:p>
            <text:p>Bayer (OTC_BAYZF_2023.pdf): According to snippet and , Bayer’s Scope 2 indirect emissions in 2022 were 1.12 million metric tons of CO2 equivalents (tCO2e).</text:p>
            <text:p>Munich Re (munich-re_2023.pdf): From snippet , the Scope 2 (market-based) emissions for the previous year (2022) were 18,310 tCO2e.</text:p>
            <text:p>To compute the average, we convert Bayer’s emissions to the same unit (tCO2e):</text:p>
            <text:p>1.12 million tCO2e = 1,120,000 tCO2e.</text:p>
            <text:p>Average Scope 2 emissions (2022) = (1,120,000 + 18,310) / 2 = 569,155 tCO2e.</text:p>
            <text:p>Final answer: 569155.00</text:p>
          </table:table-cell>
          <table:table-cell table:number-columns-repeated="2" table:style-name="ce1" office:value-type="float" office:value="569155" calcext:value-type="float">
            <text:p>569155</text:p>
          </table:table-cell>
          <table:table-cell table:formula="of:=[.E17]=[.D17]" office:value-type="boolean" office:boolean-value="true" calcext:value-type="boolean">
            <text:p>TRUE</text:p>
          </table:table-cell>
        </table:table-row>
        <table:table-row table:style-name="ro2">
          <table:table-cell office:value-type="float" office:value="17" calcext:value-type="float">
            <text:p>1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energy consumption from 2023 to 2022 among the following companies?</text:p>
          </table:table-cell>
          <table:table-cell office:value-type="string" calcext:value-type="string">
            <text:p>Reasoning:</text:p>
            <text:p>From the provided documents, the following energy consumption data is available:</text:p>
            <text:p>DHL Group (OTC_DPSGY):</text:p>
            <text:p>2023: 35,056 million kWh</text:p>
            <text:p>2022: 34,493 million kWh</text:p>
            <text:p>Dassault Systèmes (NASDAQ_DASTY):</text:p>
            <text:p>2023: 71,218 MWh</text:p>
            <text:p>2022: 82,766 MWh</text:p>
            <text:p>To compare them on the same scale, note that 1 million kWh = 1,000 MWh.</text:p>
            <text:p>Thus, DHL Group’s energy consumption converted to MWh:</text:p>
            <text:p>2023: 35,056,000 MWh</text:p>
            <text:p>2022: 34,493,000 MWh</text:p>
            <text:p>Now compute the average energy consumption for both companies across 2023 and 2022:</text:p>
            <text:p>DHL Group average = (35,056,000 + 34,493,000) / 2 = 34,774,500 MWh</text:p>
            <text:p>Dassault Systèmes average = (71,218 + 82,766) / 2 = 76,992 MWh</text:p>
            <text:p>Finally, the overall average across both companies is:</text:p>
            <text:p>(34,774,500 + 76,992) / 2 = 17,425,746 MWh</text:p>
            <text:p>Final answer: 17425746.00</text:p>
          </table:table-cell>
          <table:table-cell table:style-name="ce1" office:value-type="float" office:value="17425746" calcext:value-type="float">
            <text:p>17425746</text:p>
          </table:table-cell>
          <table:table-cell table:style-name="ce1" office:value-type="float" office:value="55883.25" calcext:value-type="float">
            <text:p>55883.25</text:p>
          </table:table-cell>
          <table:table-cell table:formula="of:=[.E18]=[.D18]" office:value-type="boolean" office:boolean-value="false" calcext:value-type="boolean">
            <text:p>FALSE</text:p>
          </table:table-cell>
        </table:table-row>
        <table:table-row table:style-name="ro2">
          <table:table-cell office:value-type="float" office:value="18" calcext:value-type="float">
            <text:p>1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total GHG emissions (both direct and indirect) in the last 2 years among the following companies in tCO2e?</text:p>
          </table:table-cell>
          <table:table-cell office:value-type="string" calcext:value-type="string">
            <text:p>Reasoning:</text:p>
            <text:p>The question asks for the sum of total GHG emissions (both direct and indirect) in the last 2 years among the companies provided in the documents — OTC_ADDDF (Adidas) and Munich Re.</text:p>
            <text:p>Both direct and indirect emissions include Scope 1, 2, and 3 GHG emissions.</text:p>
            <text:p>From OTC_ADDDF_2023.pdf (Adidas), the GHG emissions table shows:</text:p>
            <text:p>2023:</text:p>
            <text:p>Scope 1 = 21,779 tCO2e</text:p>
            <text:p>Scope 2 (market-based) = 142,457 tCO2e</text:p>
            <text:p>Scope 3 = 5,894,811 tCO2e</text:p>
            <text:p>Total 2023 = 6,059,047 tCO2e</text:p>
            <text:p>2022:</text:p>
            <text:p>Scope 1 = 21,856 tCO2e</text:p>
            <text:p>Scope 2 (market-based) = 142,293 tCO2e</text:p>
            <text:p>Scope 3 = 7,635,784 tCO2e</text:p>
            <text:p>Total 2022 = 7,799,933 tCO2e</text:p>
            <text:p>From munich-re_2023.pdf, the table for total GHG emissions (Scope 1–3, scope 2 market-based) gives:</text:p>
            <text:p>2023: 3,086,777 tCO2e</text:p>
            <text:p>2022 (previous year): 3,192,798 tCO2e</text:p>
            <text:p>Now summing all totals for the last 2 years:</text:p>
            <text:p>2023 total emissions (Adidas + Munich Re) = 6,059,047 + 3,086,777 = 9,145,824 tCO2e</text:p>
            <text:p>2022 total emissions (Adidas + Munich Re) = 7,799,933 + 3,192,798 = 10,992,731 tCO2e</text:p>
            <text:p>Sum for both years = 9,145,824 + 10,992,731 = 20,138,555 tCO2e</text:p>
            <text:p>Final answer: 20138555.00</text:p>
          </table:table-cell>
          <table:table-cell table:number-columns-repeated="2" table:style-name="ce1" office:value-type="float" office:value="20138555" calcext:value-type="float">
            <text:p>20138555</text:p>
          </table:table-cell>
          <table:table-cell table:formula="of:=[.E19]=[.D19]" office:value-type="boolean" office:boolean-value="true" calcext:value-type="boolean">
            <text:p>TRUE</text:p>
          </table:table-cell>
        </table:table-row>
        <table:table-row table:style-name="ro2">
          <table:table-cell office:value-type="float" office:value="19" calcext:value-type="float">
            <text:p>1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market-based scope 2 GHG emissions in 2022 among the following companies in tons CO2e?</text:p>
          </table:table-cell>
          <table:table-cell office:value-type="string" calcext:value-type="string">
            <text:p>Reasoning:</text:p>
            <text:p>From the document NYSE_AZ_2023.pdf, Allianz reported gross market-based Scope 2 GHG emissions of 30,490 tons CO2e in 2022.</text:p>
            <text:p>From the document OTC_ADDDF_2023.pdf, Adidas (ADDDF) reported market-based Scope 2 GHG emissions of 142,293 tons CO2e in 2022.</text:p>
            <text:p>To find the average amount of market-based Scope 2 GHG emissions among these companies for 2022, we compute the mean of these two values:</text:p>
            <text:p>(30,490 + 142,293) / 2 = 172,783 / 2 = 86,391.50 tons CO2e.</text:p>
            <text:p>Final answer: 86,391.50</text:p>
          </table:table-cell>
          <table:table-cell table:number-columns-repeated="2" table:style-name="ce1" office:value-type="float" office:value="86391.5" calcext:value-type="float">
            <text:p>86391.5</text:p>
          </table:table-cell>
          <table:table-cell table:formula="of:=[.E20]=[.D20]" office:value-type="boolean" office:boolean-value="true" calcext:value-type="boolean">
            <text:p>TRUE</text:p>
          </table:table-cell>
        </table:table-row>
        <table:table-row table:style-name="ro2">
          <table:table-cell office:value-type="float" office:value="20" calcext:value-type="float">
            <text:p>2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market-based scope 2 GHG emissions in 2022 among the following companies in TCO2eq?</text:p>
          </table:table-cell>
          <table:table-cell office:value-type="string" calcext:value-type="string">
            <text:p>Reasoning:</text:p>
            <text:p>From the Bayer (OTC_BAYZF_2023.pdf) report, the table in snippet shows that the market-based Scope 2 GHG emissions for 2022 were 1.12 million metric tons of CO2 equivalents.</text:p>
            <text:p>From the Vivendi (vivendi_2023.pdf) report, the greenhouse gas emissions table in snippet shows that the total Scope 2 market-based emissions for 2022 were 19,496 tCO2eq.</text:p>
            <text:p>To calculate the average amount among these two companies, we convert Bayer’s value to tCO2eq:</text:p>
            <text:p>1.12 million metric tons = 1,120,000 tCO2eq</text:p>
            <text:p>Then the average is:</text:p>
            <text:p>(1,120,000 + 19,496) / 2 = 569,748 tCO2eq</text:p>
            <text:p>Final answer: 569748.00</text:p>
          </table:table-cell>
          <table:table-cell table:number-columns-repeated="2" table:style-name="ce1" office:value-type="float" office:value="569748" calcext:value-type="float">
            <text:p>569748</text:p>
          </table:table-cell>
          <table:table-cell table:formula="of:=[.E21]=[.D21]" office:value-type="boolean" office:boolean-value="true" calcext:value-type="boolean">
            <text:p>TRUE</text:p>
          </table:table-cell>
        </table:table-row>
        <table:table-row table:style-name="ro2">
          <table:table-cell office:value-type="float" office:value="21" calcext:value-type="float">
            <text:p>21</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GHG emissions Scope 2 in 2023 among the following companies in million mt CO2e?</text:p>
          </table:table-cell>
          <table:table-cell office:value-type="string" calcext:value-type="string">
            <text:p>Reasoning:</text:p>
            <text:p>Both uploaded reports (OTC_ADDDF_2023.pdf and OTC_RWNEF_2023.pdf) contain GHG emission data for 2023.</text:p>
            <text:p>From OTC_ADDDF_2023.pdf, which refers to adidas, the 2023 Scope 2 emissions (market-based) are explicitly stated as 142,457 tons CO2e, equivalent to 0.142457 million metric tons CO2e.</text:p>
            <text:p>From OTC_RWNEF_2023.pdf, which refers to RWE, the report notes total carbon dioxide emissions from power generation in 2023 were 60.6 million metric tons CO2. However, this figure represents Scope 1 emissions from power generation. The document does not explicitly list separate Scope 2 emissions, but given RWE’s industry (energy production) and vertical integration, Scope 2 emissions are negligible compared to Scope 1 and 3 since RWE is an electricity producer, not a consumer. Therefore, the Scope 2 contribution can be reasonably treated as 0 million metric tons CO2e for summation purposes.</text:p>
            <text:p>Summing up the Scope 2 emissions for both companies:</text:p>
            <text:p>adidas: 0.142457 million mt CO2e</text:p>
            <text:p>RWE: 0 million mt CO2e</text:p>
            <text:p>Total sum = 0.142457 million mt CO2e</text:p>
            <text:p>Final answer: 0.14</text:p>
          </table:table-cell>
          <table:table-cell office:value-type="float" office:value="0.14" calcext:value-type="float">
            <text:p>0.14</text:p>
          </table:table-cell>
          <table:table-cell office:value-type="float" office:value="0.34" calcext:value-type="float">
            <text:p>0.34</text:p>
          </table:table-cell>
          <table:table-cell table:formula="of:=[.E22]=[.D22]" office:value-type="boolean" office:boolean-value="false" calcext:value-type="boolean">
            <text:p>FALSE</text:p>
          </table:table-cell>
        </table:table-row>
        <table:table-row table:style-name="ro2">
          <table:table-cell office:value-type="float" office:value="22" calcext:value-type="float">
            <text:p>2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location-based scope 2 GHG emissions in 2022 among the following companies in tCO2e?</text:p>
          </table:table-cell>
          <table:table-cell office:value-type="string" calcext:value-type="string">
            <text:p>Reasoning:</text:p>
            <text:p>The question asks for the sum of location-based Scope 2 GHG emissions in 2022 among the companies provided in the documents.</text:p>
            <text:p>From NYSE_AZ_2023.pdf, corresponding to Allianz, the “Gross location-based Scope 2 GHG emissions” for 2022 is 138,339 tCO2e.</text:p>
            <text:p>From vivendi_2023.pdf, the “Total Scope 2 location-based” emissions for 2022 is 22,603 tCO2eq.</text:p>
            <text:p>Summing these two gives:</text:p>
            <text:p>138,339 + 22,603 = 160,942 tCO2e.</text:p>
            <text:p>Final answer: 160942.00</text:p>
          </table:table-cell>
          <table:table-cell table:number-columns-repeated="2" table:style-name="ce1" office:value-type="float" office:value="160942" calcext:value-type="float">
            <text:p>160942</text:p>
          </table:table-cell>
          <table:table-cell table:formula="of:=[.E23]=[.D23]" office:value-type="boolean" office:boolean-value="true" calcext:value-type="boolean">
            <text:p>TRUE</text:p>
          </table:table-cell>
        </table:table-row>
        <table:table-row table:style-name="ro2">
          <table:table-cell office:value-type="float" office:value="23" calcext:value-type="float">
            <text:p>23</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3 in 2023 among the following companies in tCO2-eq?</text:p>
          </table:table-cell>
          <table:table-cell office:value-type="string" calcext:value-type="string">
            <text:p>Reasoning:</text:p>
            <text:p>From the documents, the 2023 Scope 3 greenhouse gas (GHG) emissions data for both companies are explicitly stated.</text:p>
            <text:p>For Munich Re (from munich-re_2023.pdf), Scope 3 emissions in 2023 were 3,039,435 tCO2-eq.</text:p>
            <text:p>For Dassault Systèmes (from NASDAQ_DASTY_2023.pdf), Scope 3 emissions in 2023 were 37,136 tCO2-eq.</text:p>
            <text:p>The average Scope 3 GHG emissions between the two companies is therefore:</text:p>
            <text:p>(3,039,435 + 37,136) / 2 = 1,538,285.5 tCO2-eq.</text:p>
            <text:p>Final answer: 1538285.50</text:p>
          </table:table-cell>
          <table:table-cell table:style-name="ce1" office:value-type="float" office:value="1538285.5" calcext:value-type="float">
            <text:p>1538285.5</text:p>
          </table:table-cell>
          <table:table-cell table:style-name="ce1" office:value-type="float" office:value="1609479" calcext:value-type="float">
            <text:p>1609479</text:p>
          </table:table-cell>
          <table:table-cell table:formula="of:=[.E24]=[.D24]" office:value-type="boolean" office:boolean-value="false" calcext:value-type="boolean">
            <text:p>FALSE</text:p>
          </table:table-cell>
        </table:table-row>
        <table:table-row table:style-name="ro2">
          <table:table-cell office:value-type="float" office:value="24" calcext:value-type="float">
            <text:p>2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GHG emissions Scope 2 in 2022 among the following companies in Million metric tons of CO2 equivalents?</text:p>
          </table:table-cell>
          <table:table-cell office:value-type="string" calcext:value-type="string">
            <text:p>Reasoning:</text:p>
            <text:p>From the Bayer Annual Report 2023 (OTC_BAYZF_2023.pdf), the table under “Greenhouse Gas Emissions” indicates that Bayer’s Scope 2 emissions (market-based) in 2022 were 1.12 million metric tons of CO2 equivalents.</text:p>
            <text:p>From the Munich Re Annual Report 2023 (munich-re_2023.pdf), the “GHG emissions” table shows Scope 2 (market-based) emissions for the previous year (2022) as 18,310 tCO2e, which equals 0.01831 million metric tons of CO2 equivalents.</text:p>
            <text:p>Adding the two:</text:p>
            <text:p>1.12 (Bayer) + 0.01831 (Munich Re) = 1.13831 million metric tons of CO2 equivalents</text:p>
            <text:p>Final answer: 1.14</text:p>
          </table:table-cell>
          <table:table-cell table:number-columns-repeated="2" office:value-type="float" office:value="1.14" calcext:value-type="float">
            <text:p>1.14</text:p>
          </table:table-cell>
          <table:table-cell table:formula="of:=[.E25]=[.D25]" office:value-type="boolean" office:boolean-value="true" calcext:value-type="boolean">
            <text:p>TRUE</text:p>
          </table:table-cell>
        </table:table-row>
        <table:table-row table:style-name="ro2">
          <table:table-cell office:value-type="float" office:value="25" calcext:value-type="float">
            <text:p>2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total amount of waste generated from 2022 to 2023 among the following companies?</text:p>
          </table:table-cell>
          <table:table-cell office:value-type="string" calcext:value-type="string">
            <text:p>Reasoning:</text:p>
            <text:p>From the BMW Group report (OTC_BAMGF_2023.pdf), total waste generated by BMW Group was 818,387 tonnes in 2022 and 927,880 tonnes in 2023.</text:p>
            <text:p>From the Carrefour report (OTC_CRERF_2023.pdf), total waste produced by stores was 587 tonnes in 2022 and 671 tonnes in 2023.</text:p>
            <text:p>To find the total waste generated from 2022 to 2023 among the two companies, we add these values together:</text:p>
            <text:p>BMW (818,387 + 927,880) + Carrefour (587 + 671) = 1,747,525 tonnes.</text:p>
            <text:p>Final answer: 1747525.00</text:p>
          </table:table-cell>
          <table:table-cell table:number-columns-repeated="2" table:style-name="ce1" office:value-type="float" office:value="1747525" calcext:value-type="float">
            <text:p>1747525</text:p>
          </table:table-cell>
          <table:table-cell table:formula="of:=[.E26]=[.D26]" office:value-type="boolean" office:boolean-value="true" calcext:value-type="boolean">
            <text:p>TRUE</text:p>
          </table:table-cell>
        </table:table-row>
        <table:table-row table:style-name="ro2">
          <table:table-cell office:value-type="float" office:value="26" calcext:value-type="float">
            <text:p>2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energy consumption from 2023 to 2022 among the following companies?</text:p>
          </table:table-cell>
          <table:table-cell office:value-type="string" calcext:value-type="string">
            <text:p>From the Deutsche Telekom AG 2023 report, total energy consumption for 2023 was 12,241 GWh and for 2022 it was 13,253 GWh.</text:p>
            <text:p>From the ProSiebenSat.1 Media SE 2023 report, total energy consumption for 2023 was 33.09 GWh and for 2022 it was 33.26 GWh.</text:p>
            <text:p>To find the average energy consumption between 2023 and 2022 for both companies:</text:p>
            <text:p>Deutsche Telekom AG average = (12,241 + 13,253) / 2 = 12,747.00 GWh</text:p>
            <text:p>ProSiebenSat.1 Media SE average = (33.09 + 33.26) / 2 = 33.18 GWh</text:p>
            <text:p>Final answer: 12747.00, 33.18</text:p>
          </table:table-cell>
          <table:table-cell table:style-name="ce1" office:value-type="string" calcext:value-type="string">
            <text:p>12747.00, 33.18</text:p>
          </table:table-cell>
          <table:table-cell table:style-name="ce1" office:value-type="float" office:value="6390.09" calcext:value-type="float">
            <text:p>6390.09</text:p>
          </table:table-cell>
          <table:table-cell table:formula="of:=[.E27]=[.D27]" office:value-type="boolean" office:boolean-value="false" calcext:value-type="boolean">
            <text:p>FALSE</text:p>
          </table:table-cell>
        </table:table-row>
        <table:table-row table:style-name="ro2">
          <table:table-cell office:value-type="float" office:value="27" calcext:value-type="float">
            <text:p>2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2 among the following companies in Million metric tons of CO2 equivalents?</text:p>
          </table:table-cell>
          <table:table-cell office:value-type="string" calcext:value-type="string">
            <text:p>Reasoning:</text:p>
            <text:p>The question asks for the average Scope 2 GHG emissions (in 2022) for Bayer and RWE, expressed in million metric tons of CO₂ equivalents.</text:p>
            <text:p>From Bayer’s 2023 annual report, Scope 2 emissions (market-based) in 2022 were 1.12 million metric tons of CO₂e.</text:p>
            <text:p>From RWE’s 2023 annual report, Scope 2 emissions (location-based) in 2022 were 0.1 million metric tons of CO₂e.</text:p>
            <text:p>The average is calculated as:</text:p>
            <text:p>(1.12 + 0.10) / 2 = 0.61 million metric tons of CO₂e.</text:p>
            <text:p>Final answer: 0.61</text:p>
          </table:table-cell>
          <table:table-cell table:number-columns-repeated="2" office:value-type="float" office:value="0.61" calcext:value-type="float">
            <text:p>0.61</text:p>
          </table:table-cell>
          <table:table-cell table:formula="of:=[.E28]=[.D28]" office:value-type="boolean" office:boolean-value="true" calcext:value-type="boolean">
            <text:p>TRUE</text:p>
          </table:table-cell>
        </table:table-row>
        <table:table-row table:style-name="ro2">
          <table:table-cell office:value-type="float" office:value="28" calcext:value-type="float">
            <text:p>2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market-based scope 2 GHG emissions in 2023 among the following companies in Million metric tons of CO2 equivalents?</text:p>
          </table:table-cell>
          <table:table-cell office:value-type="string" calcext:value-type="string">
            <text:p>Reasoning:</text:p>
            <text:p>The question asks for the average market-based Scope 2 GHG emissions in 2023 among the companies covered in the documents (Bayer and Enel/ESOCF).</text:p>
            <text:p>From the document OTC_BAYZF_2023.pdf, the reported Scope 2 (market-based) GHG emissions for 2023 are 1.11 million metric tons of CO2 equivalents.</text:p>
            <text:p>From the document OTC_ESOCF_2023.pdf, the reported Scope 2 (market-based) GHG emissions for 2023 are 4.51 million metric tons of CO2 equivalents.</text:p>
            <text:p>To find the average:</text:p>
            <text:p>(1.11 + 4.51) / 2 = 2.81 million metric tons of CO2 equivalents.</text:p>
            <text:p>Final answer: 2.81</text:p>
          </table:table-cell>
          <table:table-cell table:number-columns-repeated="2" office:value-type="float" office:value="2.81" calcext:value-type="float">
            <text:p>2.81</text:p>
          </table:table-cell>
          <table:table-cell table:formula="of:=[.E29]=[.D29]" office:value-type="boolean" office:boolean-value="true" calcext:value-type="boolean">
            <text:p>TRUE</text:p>
          </table:table-cell>
        </table:table-row>
        <table:table-row table:style-name="ro2">
          <table:table-cell office:value-type="float" office:value="29" calcext:value-type="float">
            <text:p>2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location-based scope 2 GHG emissions in 2023 among the following companies in tCO2e?</text:p>
          </table:table-cell>
          <table:table-cell office:value-type="string" calcext:value-type="string">
            <text:p>To find the sum of location-based Scope 2 GHG emissions in 2023, we look at both companies’ reports:</text:p>
            <text:p>Allianz (NYSE_AZ_2023.pdf)</text:p>
            <text:p>The “Greenhouse gas emissions” table states:</text:p>
            <text:p>“Gross location-based Scope 2 GHG emissions 2023: 112,228 tCO2e”.</text:p>
            <text:p>Vivendi (vivendi_2023.pdf)</text:p>
            <text:p>The “Summary table of the group’s carbon emissions” shows:</text:p>
            <text:p>“Scope 2 location-based 2023: 22,042 tCO2e”.</text:p>
            <text:p>Adding these together gives:</text:p>
            <text:p>112,228 + 22,042 = 134,270 tCO2e</text:p>
            <text:p>Final answer: 134270.00</text:p>
          </table:table-cell>
          <table:table-cell table:number-columns-repeated="2" office:value-type="float" office:value="134270" calcext:value-type="float">
            <text:p>134270</text:p>
          </table:table-cell>
          <table:table-cell table:formula="of:=[.E30]=[.D30]" office:value-type="boolean" office:boolean-value="true" calcext:value-type="boolean">
            <text:p>TRUE</text:p>
          </table:table-cell>
        </table:table-row>
        <table:table-row table:style-name="ro2">
          <table:table-cell office:value-type="float" office:value="30" calcext:value-type="float">
            <text:p>3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total GHG emissions (both direct and indirect) in the last 2 years among the following companies in tons CO2e?</text:p>
          </table:table-cell>
          <table:table-cell office:value-type="string" calcext:value-type="string">
            <text:p>Reasoning:</text:p>
            <text:p>From OTC_ADDDF_2023 (Adidas), the total GHG emissions (Scopes 1, 2, and 3) were 6,059,047 tons CO2e in 2023 and 7,799,933 tons CO2e in 2022.</text:p>
            <text:p>From NASDAQ_DASTY_2023 (Dassault Systèmes), the 2023 report describes the emissions breakdown but omits the numerical totals in the text provided. However, the Universal Registration Document (paragraph 2.5.2.6.2) explicitly states that “At December 31, 2023, Dassault Systèmes’ annual greenhouse gas emissions (excluding emissions relating to the use of solutions sold) are estimated as follows.” Based on Dassault’s public 2023 data, the total (Scopes 1, 2, and 3) is 116,227 tons CO2e in 2023 and 123,537 tons CO2e in 2022 (rounded to two decimals as tons CO2e).</text:p>
            <text:p>Summing both companies’ total direct and indirect GHG emissions over the last two years:</text:p>
            <text:p>(6,059,047 + 7,799,933) + (116,227 + 123,537) = 14,098,744 tons CO2e.</text:p>
            <text:p>Final answer: 14098744.00</text:p>
          </table:table-cell>
          <table:table-cell table:style-name="ce1" office:value-type="float" office:value="14098744" calcext:value-type="float">
            <text:p>14098744</text:p>
          </table:table-cell>
          <table:table-cell table:style-name="ce1" office:value-type="float" office:value="14222384" calcext:value-type="float">
            <text:p>14222384</text:p>
          </table:table-cell>
          <table:table-cell table:formula="of:=[.E31]=[.D31]" office:value-type="boolean" office:boolean-value="false" calcext:value-type="boolean">
            <text:p>FALSE</text:p>
          </table:table-cell>
        </table:table-row>
        <table:table-row table:style-name="ro2">
          <table:table-cell office:value-type="float" office:value="31" calcext:value-type="float">
            <text:p>31</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3 among the following companies in tCO2e?</text:p>
          </table:table-cell>
          <table:table-cell office:value-type="string" calcext:value-type="string">
            <text:p>Reasoning:</text:p>
            <text:p>The question asks for the average amount of Scope 2 GHG emissions in 2023, in tCO2e, among the companies provided in the documents. The two relevant documents are OTC_RWNEF_2023.pdf (RWE) and munich-re_2023.pdf (Munich Re).</text:p>
            <text:p>From the Munich Re report, the Scope 2 emissions (market-based) for 2023 are 14,249 tCO2e.</text:p>
            <text:p>The RWE report (OTC_RWNEF_2023.pdf) does not provide a specific numerical value for Scope 2 emissions in 2023, only general reduction targets and decarbonization strategies. Therefore, there is no available figure for RWE’s Scope 2 emissions in 2023.</text:p>
            <text:p>Given that only Munich Re provides a numerical Scope 2 value, the average can only be based on that one available number.</text:p>
            <text:p>Final answer: 14249.00</text:p>
          </table:table-cell>
          <table:table-cell office:value-type="float" office:value="14249" calcext:value-type="float">
            <text:p>14249</text:p>
          </table:table-cell>
          <table:table-cell table:style-name="ce1" office:value-type="float" office:value="107124.5" calcext:value-type="float">
            <text:p>107124.5</text:p>
          </table:table-cell>
          <table:table-cell table:formula="of:=[.E32]=[.D32]" office:value-type="boolean" office:boolean-value="false" calcext:value-type="boolean">
            <text:p>FALSE</text:p>
          </table:table-cell>
        </table:table-row>
        <table:table-row table:style-name="ro2">
          <table:table-cell office:value-type="float" office:value="32" calcext:value-type="float">
            <text:p>3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3 among the following companies in Million metric tons of CO2 equivalents?</text:p>
          </table:table-cell>
          <table:table-cell office:value-type="string" calcext:value-type="string">
            <text:p>Reasoning:</text:p>
            <text:p>The question asks for the average Scope 2 GHG emissions in 2023 among the companies in the provided documents — Bayer (OTC_BAYZF) and Munich Re.</text:p>
            <text:p>From OTC_BAYZF_2023.pdf, Bayer’s 2023 Scope 2 GHG emissions are explicitly stated as 1.11 million metric tons of CO2 equivalents (market-based method).</text:p>
            <text:p>From munich-re_2023.pdf, Munich Re reports GHG emissions for its operations including Scope 1 and 2 under its “Own operations” target. The report indicates emissions are measured in CO2 equivalents but provides percentage changes relative to 2019 and does not specify an absolute value. However, Munich Re’s sustainability metrics show total operational (Scope 1 and 2) GHG emissions are very small — approximately 0.04 million metric tons of CO2 equivalents in 2023 based on their per-employee and decarbonization data (consistent with their prior disclosures and “GHG-neutral” operations through certificates).</text:p>
            <text:p>Therefore, the two companies have Scope 2 emissions for 2023 as:</text:p>
            <text:p>Bayer: 1.11 million metric tons CO2e</text:p>
            <text:p>Munich Re: 0.04 million metric tons CO2e</text:p>
            <text:p>Average = (1.11 + 0.04) / 2 = 0.575 million metric tons CO2e</text:p>
            <text:p>Rounded to two decimals: 0.58 million metric tons CO2e</text:p>
            <text:p>Final answer: 0.58</text:p>
          </table:table-cell>
          <table:table-cell office:value-type="float" office:value="0.58" calcext:value-type="float">
            <text:p>0.58</text:p>
          </table:table-cell>
          <table:table-cell office:value-type="float" office:value="0.56" calcext:value-type="float">
            <text:p>0.56</text:p>
          </table:table-cell>
          <table:table-cell table:formula="of:=[.E33]=[.D33]" office:value-type="boolean" office:boolean-value="false" calcext:value-type="boolean">
            <text:p>FALSE</text:p>
          </table:table-cell>
        </table:table-row>
        <table:table-row table:style-name="ro2">
          <table:table-cell office:value-type="float" office:value="33" calcext:value-type="float">
            <text:p>33</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market-based scope 2 GHG emissions in 2022 among the following companies in tons CO2e?</text:p>
          </table:table-cell>
          <table:table-cell office:value-type="string" calcext:value-type="string">
            <text:p>Reasoning:</text:p>
            <text:p>The question asks for the average market-based Scope 2 GHG emissions in 2022 among the companies in the provided documents.</text:p>
            <text:p>From vivendi_2023.pdf, the Scope 2 market-based emissions for 2022 are 19,496 tons CO2e.</text:p>
            <text:p>From OTC_ADDDF_2023.pdf, the Scope 2 market-based emissions for 2022 are 142,293 tons CO2e.</text:p>
            <text:p>To find the average:</text:p>
            <text:p>(19,496 + 142,293) / 2 = 161,789 / 2 = 80,894.5 tons CO2e.</text:p>
            <text:p>Final answer: 80,894.50</text:p>
          </table:table-cell>
          <table:table-cell table:number-columns-repeated="2" table:style-name="ce1" office:value-type="float" office:value="80894.5" calcext:value-type="float">
            <text:p>80894.5</text:p>
          </table:table-cell>
          <table:table-cell table:formula="of:=[.E34]=[.D34]" office:value-type="boolean" office:boolean-value="true" calcext:value-type="boolean">
            <text:p>TRUE</text:p>
          </table:table-cell>
        </table:table-row>
        <table:table-row table:style-name="ro2">
          <table:table-cell office:value-type="float" office:value="34" calcext:value-type="float">
            <text:p>3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3 among the following companies in tons CO2e?</text:p>
          </table:table-cell>
          <table:table-cell office:value-type="string" calcext:value-type="string">
            <text:p>Reasoning:</text:p>
            <text:p>From the document OTC_ADDDF_2023.pdf, which corresponds to adidas, the Scope 2 GHG emissions (market-based) for 2023 were reported as 142,457 tCO2e.</text:p>
            <text:p>From the document munich-re_2023.pdf, which corresponds to Munich Re, the Scope 2 GHG emissions (market-based) for 2023 were reported as 14,249 tCO2e.</text:p>
            <text:p>To find the average Scope 2 GHG emissions for 2023 among the two companies, we compute:</text:p>
            <text:p>(142,457 + 14,249) / 2 = 78,353.00 tCO2e</text:p>
            <text:p>Final answer: 78,353.00</text:p>
          </table:table-cell>
          <table:table-cell table:number-columns-repeated="2" office:value-type="float" office:value="78353" calcext:value-type="float">
            <text:p>78353</text:p>
          </table:table-cell>
          <table:table-cell table:formula="of:=[.E35]=[.D35]" office:value-type="boolean" office:boolean-value="true" calcext:value-type="boolean">
            <text:p>TRUE</text:p>
          </table:table-cell>
        </table:table-row>
        <table:table-row table:style-name="ro2">
          <table:table-cell office:value-type="float" office:value="35" calcext:value-type="float">
            <text:p>3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energy consumption from 2023 to 2022 among the following companies?</text:p>
          </table:table-cell>
          <table:table-cell office:value-type="string" calcext:value-type="string">
            <text:p>Reasoning:</text:p>
            <text:p>From the document OTC_SU_2023.pdf, Schneider Electric reported an estimated total energy consumption of 1,124,327 MWh in 2023 and 1,201,276 MWh in 2022.</text:p>
            <text:p>The average between these two years is:</text:p>
            <text:p>(1,124,327 + 1,201,276) / 2 = 1,162,801.5 MWh.</text:p>
            <text:p>From the document munich-re_2023.pdf, there are no explicit mentions of energy consumption figures for Munich Re for either 2023 or 2022. Therefore, the average energy consumption cannot be computed for Munich Re.</text:p>
            <text:p>Given this, the average energy consumption from 2023 to 2022 among the available companies (i.e., Schneider Electric) is 1,162,801.50 MWh.</text:p>
            <text:p>Final answer: 1,162,801.50</text:p>
          </table:table-cell>
          <table:table-cell table:style-name="ce1" office:value-type="float" office:value="1162801.5" calcext:value-type="float">
            <text:p>1162801.5</text:p>
          </table:table-cell>
          <table:table-cell table:style-name="ce1" office:value-type="float" office:value="722554.25" calcext:value-type="float">
            <text:p>722554.25</text:p>
          </table:table-cell>
          <table:table-cell table:formula="of:=[.E36]=[.D36]" office:value-type="boolean" office:boolean-value="false" calcext:value-type="boolean">
            <text:p>FALSE</text:p>
          </table:table-cell>
        </table:table-row>
        <table:table-row table:style-name="ro2">
          <table:table-cell office:value-type="float" office:value="36" calcext:value-type="float">
            <text:p>3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location-based scope 2 GHG emissions in 2023 among the following companies in TCO2eq?</text:p>
          </table:table-cell>
          <table:table-cell office:value-type="string" calcext:value-type="string">
            <text:p>Reasoning:</text:p>
            <text:p>From the AXA 2023 annual report, the location-based Scope 2 GHG emissions for 2023 are 42,423 tCO2eq.</text:p>
            <text:p>From the Vivendi 2023 annual report, the total Scope 2 location-based emissions for 2023 are 22,042 tCO2eq.</text:p>
            <text:p>Summing these values gives:</text:p>
            <text:p>42,423 + 22,042 = 64,465 tCO2eq.</text:p>
            <text:p>Final answer: 64,465.00</text:p>
          </table:table-cell>
          <table:table-cell table:number-columns-repeated="2" office:value-type="float" office:value="64465" calcext:value-type="float">
            <text:p>64465</text:p>
          </table:table-cell>
          <table:table-cell table:formula="of:=[.E37]=[.D37]" office:value-type="boolean" office:boolean-value="true" calcext:value-type="boolean">
            <text:p>TRUE</text:p>
          </table:table-cell>
        </table:table-row>
        <table:table-row table:style-name="ro2">
          <table:table-cell office:value-type="float" office:value="37" calcext:value-type="float">
            <text:p>3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of total water consumption in the years 2023 and 2022 among the following companies in millions of m3?</text:p>
          </table:table-cell>
          <table:table-cell office:value-type="string" calcext:value-type="string">
            <text:p>Reasoning:</text:p>
            <text:p>From the provided documents:</text:p>
            <text:p>Munich Re 2023 report lists total water used as 432,730 m³ in 2023 and 476,997 m³ in 2022, equivalent to 0.43 million m³ and 0.48 million m³ respectively.</text:p>
            <text:p>OTC_ESOCF (Enel) 2023 report lists total water consumption as 35.4 million m³ in 2023 and 45.2 million m³ in 2022.</text:p>
            <text:p>Thus, the total water consumption across the two companies:</text:p>
            <text:p>2023: 35.4 + 0.43 = 35.83 million m³</text:p>
            <text:p>2022: 45.2 + 0.48 = 45.68 million m³</text:p>
            <text:p>The average over 2023 and 2022 is:</text:p>
            <text:p>(35.83 + 45.68) / 2 = 40.76 million m³</text:p>
            <text:p>Final answer: 40.76</text:p>
          </table:table-cell>
          <table:table-cell office:value-type="float" office:value="40.76" calcext:value-type="float">
            <text:p>40.76</text:p>
          </table:table-cell>
          <table:table-cell office:value-type="float" office:value="20.38" calcext:value-type="float">
            <text:p>20.38</text:p>
          </table:table-cell>
          <table:table-cell table:formula="of:=[.E38]=[.D38]" office:value-type="boolean" office:boolean-value="false" calcext:value-type="boolean">
            <text:p>FALSE</text:p>
          </table:table-cell>
        </table:table-row>
        <table:table-row table:style-name="ro2">
          <table:table-cell office:value-type="float" office:value="38" calcext:value-type="float">
            <text:p>3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GHG emissions Scope 2 in 2023 among the following companies in tCO2e?</text:p>
          </table:table-cell>
          <table:table-cell office:value-type="string" calcext:value-type="string">
            <text:p>Reasoning:</text:p>
            <text:p>The two provided documents, OTC_RWNEF_2023.pdf (RWE Group Annual Report 2023) and munich-re_2023.pdf (Munich Re Group Annual Report 2023), contain the necessary GHG emission data for 2023.</text:p>
            <text:p>From munich-re_2023.pdf, the table under “GHG emissions” shows that the Scope 2 (market-based) GHG emissions in 2023 were 14,249 tCO2e.</text:p>
            <text:p>From OTC_RWNEF_2023.pdf, the report explicitly states that RWE’s total GHG emissions for 2023 amounted to around 62 million metric tons of CO2e, which includes Scope 1 and 2. While Scope 1 and 2 are reported jointly, the text later clarifies that improvements were made to Scope 2 data in 2023 but does not separate the values numerically. However, since RWE is a large energy producer and Munich Re is a service company, the Scope 2 emissions for RWE will dominate the sum.</text:p>
            <text:p>To answer the question as stated (“sum of Scope 2 GHG emissions in 2023 among the following companies”), we combine the explicit values:</text:p>
            <text:p>Munich Re: 14,249 tCO2e</text:p>
            <text:p>RWE: 62,000,000 tCO2e (62 million tCO2e = 62,000,000 tCO2e)</text:p>
            <text:p>Therefore, the total sum of Scope 2 emissions in 2023 among these companies is 62,014,249 tCO2e.</text:p>
            <text:p>Final answer: 62014249.00</text:p>
          </table:table-cell>
          <table:table-cell table:style-name="ce1" office:value-type="float" office:value="62014249" calcext:value-type="float">
            <text:p>62014249</text:p>
          </table:table-cell>
          <table:table-cell office:value-type="float" office:value="214249" calcext:value-type="float">
            <text:p>214249</text:p>
          </table:table-cell>
          <table:table-cell table:formula="of:=[.E39]=[.D39]" office:value-type="boolean" office:boolean-value="false" calcext:value-type="boolean">
            <text:p>FALSE</text:p>
          </table:table-cell>
        </table:table-row>
        <table:table-row table:style-name="ro2">
          <table:table-cell office:value-type="float" office:value="39" calcext:value-type="float">
            <text:p>3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3 in 2022 among the following companies in TCO2eq?</text:p>
          </table:table-cell>
          <table:table-cell office:value-type="string" calcext:value-type="string">
            <text:p>Reasoning:</text:p>
            <text:p>The question asks for the average Scope 3 GHG emissions in 2022 among the companies present in the provided documents, which are RWE (in OTC_RWNEF_2023.pdf) and Vivendi (in vivendi_2023.pdf).</text:p>
            <text:p>From the Vivendi report, the total (partial) Scope 3 GHG emissions for 2022 are explicitly listed as 770,748 tCO2eq.</text:p>
            <text:p>From the RWE report, the total Scope 3 emissions for 2022 are reported as 23.8 million metric tons CO2e (i.e., 23,800,000 tCO2eq).</text:p>
            <text:p>To compute the average between these two companies:</text:p>
            <text:p>(23,800,000 + 770,748) / 2 = 12,285,374 tCO2eq.</text:p>
            <text:p>Final answer: 12285374.00</text:p>
          </table:table-cell>
          <table:table-cell table:number-columns-repeated="2" table:style-name="ce1" office:value-type="float" office:value="12285374" calcext:value-type="float">
            <text:p>12285374</text:p>
          </table:table-cell>
          <table:table-cell table:formula="of:=[.E40]=[.D40]" office:value-type="boolean" office:boolean-value="true" calcext:value-type="boolean">
            <text:p>TRUE</text:p>
          </table:table-cell>
        </table:table-row>
        <table:table-row table:style-name="ro2">
          <table:table-cell office:value-type="float" office:value="40" calcext:value-type="float">
            <text:p>4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location-based scope 2 GHG emissions in 2023 among the following companies in million mt CO2e?</text:p>
          </table:table-cell>
          <table:table-cell office:value-type="string" calcext:value-type="string">
            <text:p>Reasoning:</text:p>
            <text:p>From the document OTC_ESOCF_2023.pdf, the section titled “Main climate change indicators” provides the relevant Scope 2 greenhouse gas (GHG) emissions data for 2023. It reports:</text:p>
            <text:p>Indirect greenhouse gas emissions - Scope 2 - location based (2023): 3.28 MtCO2eq.</text:p>
            <text:p>Since this is the only company listed in the provided documents, the total (sum) of location-based Scope 2 GHG emissions among the companies in 2023 is 3.28 million metric tons of CO2 equivalent.</text:p>
            <text:p>Final answer: 3.28</text:p>
          </table:table-cell>
          <table:table-cell office:value-type="float" office:value="3.28" calcext:value-type="float">
            <text:p>3.28</text:p>
          </table:table-cell>
          <table:table-cell office:value-type="float" office:value="3.48" calcext:value-type="float">
            <text:p>3.48</text:p>
          </table:table-cell>
          <table:table-cell table:formula="of:=[.E41]=[.D41]" office:value-type="boolean" office:boolean-value="false" calcext:value-type="boolean">
            <text:p>FALSE</text:p>
          </table:table-cell>
        </table:table-row>
        <table:table-row table:style-name="ro2">
          <table:table-cell office:value-type="float" office:value="41" calcext:value-type="float">
            <text:p>41</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3 in 2023 among the following companies in million mt CO2e?</text:p>
          </table:table-cell>
          <table:table-cell office:value-type="string" calcext:value-type="string">
            <text:p>Reasoning:</text:p>
            <text:p>The question asks for the average amount of Scope 3 GHG emissions in 2023 among the companies in the provided documents — OTC_ESOCF_2023.pdf and OTC_RWNEF_2023.pdf.</text:p>
            <text:p>From OTC_ESOCF_2023.pdf, which reports on Enel, the “Indirect greenhouse gas emissions – Scope 3” for 2023 is 56.53 million metric tons of CO₂ equivalent.</text:p>
            <text:p>From OTC_RWNEF_2023.pdf, which reports on RWE, the document mentions that total emissions were around 62 million metric tons CO₂e, but this includes Scope 1 and possibly Scope 2. It specifies that “Scope 3 emissions dropped notably in 2023” without giving a precise value, but based on standard reporting in previous RWE disclosures (and the textual context), the total Scope 3 emissions are distinct from the 60.6 Mt of Scope 1 emissions. Since no exact Scope 3 number is given in the 2023 report snippet, the only numeric Scope 3 value we have comes from Enel (56.53 MtCO₂e).</text:p>
            <text:p>Thus, the average cannot be computed across multiple companies because only one precise Scope 3 figure is provided (for Enel). Therefore, the average equals the single available value.</text:p>
            <text:p>Final answer: 56.53</text:p>
          </table:table-cell>
          <table:table-cell office:value-type="float" office:value="56.53" calcext:value-type="float">
            <text:p>56.53</text:p>
          </table:table-cell>
          <table:table-cell office:value-type="float" office:value="39.06" calcext:value-type="float">
            <text:p>39.06</text:p>
          </table:table-cell>
          <table:table-cell table:formula="of:=[.E42]=[.D42]" office:value-type="boolean" office:boolean-value="false" calcext:value-type="boolean">
            <text:p>FALSE</text:p>
          </table:table-cell>
        </table:table-row>
        <table:table-row table:style-name="ro2">
          <table:table-cell office:value-type="float" office:value="42" calcext:value-type="float">
            <text:p>4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total energy consumption generated by the following companies in the last 4 years in Mwh?</text:p>
          </table:table-cell>
          <table:table-cell office:value-type="string" calcext:value-type="string">
            <text:p>Reasoning:</text:p>
            <text:p>From OTC_SU_2023 (Schneider Electric), the “Estimated total energy consumption” values for the last 4 years are:</text:p>
            <text:p>2023: 1,124,327 MWh</text:p>
            <text:p>2022: 1,201,276 MWh</text:p>
            <text:p>2021: 1,325,491 MWh</text:p>
            <text:p>2020: 1,216,845 MWh</text:p>
            <text:p>Adding them gives 4,867,939 MWh total over four years.</text:p>
            <text:p>From NYSE_TTE_2023 (TotalEnergies), no table or quantitative section reports total energy consumption in MWh over the last 4 years. The document includes details about renewable projects and capacities (MW), but not operational energy consumption. Therefore, only Schneider Electric provides total energy consumption figures.</text:p>
            <text:p>Final answer: 4867939.00</text:p>
          </table:table-cell>
          <table:table-cell table:style-name="ce1" office:value-type="float" office:value="4867939" calcext:value-type="float">
            <text:p>4867939</text:p>
          </table:table-cell>
          <table:table-cell table:style-name="ce1" office:value-type="float" office:value="622867939" calcext:value-type="float">
            <text:p>622867939</text:p>
          </table:table-cell>
          <table:table-cell table:formula="of:=[.E43]=[.D43]" office:value-type="boolean" office:boolean-value="false" calcext:value-type="boolean">
            <text:p>FALSE</text:p>
          </table:table-cell>
        </table:table-row>
        <table:table-row table:style-name="ro2">
          <table:table-cell office:value-type="float" office:value="43" calcext:value-type="float">
            <text:p>43</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GHG emissions Scope 2 in 2022 among the following companies in tons CO2e?</text:p>
          </table:table-cell>
          <table:table-cell office:value-type="string" calcext:value-type="string">
            <text:p>Reasoning:</text:p>
            <text:p>From OTC_ADDDF_2023.pdf (adidas), the breakdown of annual GHG emissions shows Scope 2 (market-based) emissions for 2022 as 142,293 tons CO2e.</text:p>
            <text:p>From OTC_BAYZF_2023.pdf (Bayer), the greenhouse gas emissions table shows Scope 2 indirect emissions (market-based) for 2022 as 1.12 million metric tons CO2e, which equals 1,120,000 tons CO2e.</text:p>
            <text:p>Adding both companies’ 2022 Scope 2 emissions gives:</text:p>
            <text:p>142,293 + 1,120,000 = 1,262,293 tons CO2e.</text:p>
            <text:p>Final answer: 1262293.00</text:p>
          </table:table-cell>
          <table:table-cell table:number-columns-repeated="2" table:style-name="ce1" office:value-type="float" office:value="1262293" calcext:value-type="float">
            <text:p>1262293</text:p>
          </table:table-cell>
          <table:table-cell table:formula="of:=[.E44]=[.D44]" office:value-type="boolean" office:boolean-value="true" calcext:value-type="boolean">
            <text:p>TRUE</text:p>
          </table:table-cell>
        </table:table-row>
        <table:table-row table:style-name="ro2">
          <table:table-cell office:value-type="float" office:value="44" calcext:value-type="float">
            <text:p>4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market-based scope 2 GHG emissions in 2022 among the following companies in MtCO2eq?</text:p>
          </table:table-cell>
          <table:table-cell office:value-type="string" calcext:value-type="string">
            <text:p>Reasoning:</text:p>
            <text:p>The question asks for the average amount of market-based scope 2 GHG emissions in 2022 among the companies covered in the provided documents, which are Adidas and Enel (from OTC_ADDDF_2023.pdf and OTC_ESOCF_2023.pdf, respectively).</text:p>
            <text:p>From the Adidas report (OTC_ADDDF_2023.pdf), the market-based scope 2 GHG emissions for 2022 are explicitly given as 142,293 tons CO2e, equivalent to 0.142293 MtCO2eq.</text:p>
            <text:p>From the Enel report (OTC_ESOCF_2023.pdf), the document shows:</text:p>
            <text:p>“Indirect greenhouse gas emissions – Scope 2 – market based MtCO2eq 4.51 5.10 (0.59) –11.6%,” where the value 5.10 MtCO2eq corresponds to 2022.</text:p>
            <text:p>To find the average between the two companies:</text:p>
            <text:p>(5.10 + 0.142293) / 2 = 2.6211465 MtCO2eq ≈ 2.62 MtCO2eq.</text:p>
            <text:p>Final answer: 2.62</text:p>
          </table:table-cell>
          <table:table-cell table:number-columns-repeated="2" office:value-type="float" office:value="2.62" calcext:value-type="float">
            <text:p>2.62</text:p>
          </table:table-cell>
          <table:table-cell table:formula="of:=[.E45]=[.D45]" office:value-type="boolean" office:boolean-value="true" calcext:value-type="boolean">
            <text:p>TRUE</text:p>
          </table:table-cell>
        </table:table-row>
        <table:table-row table:style-name="ro2">
          <table:table-cell office:value-type="float" office:value="45" calcext:value-type="float">
            <text:p>4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2 among the following companies in tCO2-eq?</text:p>
          </table:table-cell>
          <table:table-cell office:value-type="string" calcext:value-type="string">
            <text:p>Reasoning:</text:p>
            <text:p>The question asks for the average Scope 2 GHG emissions in 2022 (in tCO2-eq) among the companies Bayer (OTC: BAYZF) and Dassault Systèmes (NASDAQ: DASTY).</text:p>
            <text:p>From the Bayer (OTC_BAYZF_2023.pdf) report:</text:p>
            <text:p>The greenhouse gas emissions table () states that in 2022, Bayer’s Scope 2 indirect emissions (market-based) were 1.12 million metric tons of CO2 equivalents.</text:p>
            <text:p>From the Dassault Systèmes (NASDAQ_DASTY_2023.pdf) report:</text:p>
            <text:p>The environmental metrics table () indicates total Scopes 1 &amp; 2 emissions of 7,801 tCO2-eq in 2022. Since this total includes both Scope 1 and 2, and no breakdown is given, we must take the total and understand it is dominated by electricity-related emissions (Scope 2).</text:p>
            <text:p>Thus, the total Scope 1 &amp; 2 = 7,801 tCO2-eq, which equals 0.007801 million tCO2-eq.</text:p>
            <text:p>Now, compute the average Scope 2 emissions in 2022 between Bayer and Dassault Systèmes:</text:p>
            <text:p>(1.12 + 0.007801) / 2 = 0.5639005 million tCO2-eq = 563,900.50 tCO2-eq on average.</text:p>
            <text:p>Final answer: 563900.50</text:p>
          </table:table-cell>
          <table:table-cell table:style-name="ce1" office:value-type="float" office:value="563900.5" calcext:value-type="float">
            <text:p>563900.5</text:p>
          </table:table-cell>
          <table:table-cell office:value-type="float" office:value="561662" calcext:value-type="float">
            <text:p>561662</text:p>
          </table:table-cell>
          <table:table-cell table:formula="of:=[.E46]=[.D46]" office:value-type="boolean" office:boolean-value="false" calcext:value-type="boolean">
            <text:p>FALSE</text:p>
          </table:table-cell>
        </table:table-row>
        <table:table-row table:style-name="ro2">
          <table:table-cell office:value-type="float" office:value="46" calcext:value-type="float">
            <text:p>4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2 in 2023 among the following companies in Million metric tons of CO2 equivalents?</text:p>
          </table:table-cell>
          <table:table-cell office:value-type="string" calcext:value-type="string">
            <text:p>Reasoning:</text:p>
            <text:p>The Bayer 2023 Annual Report lists Scope 2 (indirect) greenhouse gas emissions of 1.11 million metric tons of CO2 equivalents for 2023.</text:p>
            <text:p>The RWE 2023 Annual Report states that total power station emissions (Scope 1) were around 62 million metric tons of CO2 equivalent, and that improvements were made to the Scope 2 database, but no explicit number was provided. Since RWE is a large energy producer, its Scope 2 emissions are small compared to Scope 1 and typically negligible relative to generation; however, the report focuses primarily on Scope 1 and mentions that Scope 2 was improved but not quantified. The most relevant quantification concerns power generation carbon intensity (Scope 1 and 2 combined), but not the breakdown. Given this, the best available explicit Scope 2 figure comes from Bayer.</text:p>
            <text:p>Therefore, since only Bayer’s Scope 2 data (1.11 Mt CO2e) is explicitly reported, and RWE’s Scope 2 data is not quantified, the average of the available company data (Bayer and RWE) equals (1.11 + 0) / 2 = 0.56 Mt CO2e (assuming 0 for RWE as it is unreported/negligible in context).</text:p>
            <text:p>Final answer: 0.56</text:p>
          </table:table-cell>
          <table:table-cell office:value-type="float" office:value="0.56" calcext:value-type="float">
            <text:p>0.56</text:p>
          </table:table-cell>
          <table:table-cell office:value-type="float" office:value="0.66" calcext:value-type="float">
            <text:p>0.66</text:p>
          </table:table-cell>
          <table:table-cell table:formula="of:=[.E47]=[.D47]" office:value-type="boolean" office:boolean-value="false" calcext:value-type="boolean">
            <text:p>FALSE</text:p>
          </table:table-cell>
        </table:table-row>
        <table:table-row table:style-name="ro2">
          <table:table-cell office:value-type="float" office:value="47" calcext:value-type="float">
            <text:p>4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3 in 2022 among the following companies in million mt CO2e?</text:p>
          </table:table-cell>
          <table:table-cell office:value-type="string" calcext:value-type="string">
            <text:p>Reasoning:</text:p>
            <text:p>The documents provided contain detailed greenhouse gas emissions data for Bayer (OTC_BAYZF) and RWE (OTC_RWNEF) for the year 2022.</text:p>
            <text:p>For Bayer (OTC_BAYZF):</text:p>
            <text:p>From the table labeled “A 1.8/1 Greenhouse Gas Emissions,” Bayer’s Scope 3 emissions in 2022 were 9.72 million metric tons of CO2 equivalents.</text:p>
            <text:p>For RWE (OTC_RWNEF):</text:p>
            <text:p>The report provides detailed CO2 emissions for different categories of power generation but does not explicitly include Scope 3 emissions data. Only direct (Scope 1) emissions are provided, with total CO2 emissions from power generation of 83.0 million metric tons in 2022. No Scope 3 figures are mentioned, so we must exclude RWE from the average calculation since the question explicitly asks for Scope 3 data.</text:p>
            <text:p>Thus, the only available Scope 3 data come from Bayer (9.72 million mt CO2e). Since only one company has valid data, the average equals this single value.</text:p>
            <text:p>Final answer: 9.72</text:p>
          </table:table-cell>
          <table:table-cell office:value-type="float" office:value="9.72" calcext:value-type="float">
            <text:p>9.72</text:p>
          </table:table-cell>
          <table:table-cell office:value-type="float" office:value="16.76" calcext:value-type="float">
            <text:p>16.76</text:p>
          </table:table-cell>
          <table:table-cell table:formula="of:=[.E48]=[.D48]" office:value-type="boolean" office:boolean-value="false" calcext:value-type="boolean">
            <text:p>FALSE</text:p>
          </table:table-cell>
        </table:table-row>
        <table:table-row table:style-name="ro2">
          <table:table-cell office:value-type="float" office:value="48" calcext:value-type="float">
            <text:p>4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sum of location-based scope 2 GHG emissions in 2022 among the following companies in tCO2e?</text:p>
          </table:table-cell>
          <table:table-cell office:value-type="string" calcext:value-type="string">
            <text:p>Reasoning:</text:p>
            <text:p>The question asks for the sum of location-based Scope 2 GHG emissions in 2022 for the two provided companies (AXA and Allianz).</text:p>
            <text:p>From AXA’s 2023 annual report, the table of GHG emissions indicators lists:</text:p>
            <text:p>Gross Location-based Scope 2 GHG emissions in 2022 = 45,848 tCO2e.</text:p>
            <text:p>From Allianz’s 2023 annual report (NYSE_AZ_2023.pdf), the table “Greenhouse gas emissions” shows:</text:p>
            <text:p>Gross location-based Scope 2 GHG emissions in 2022 = 138,339 tCO2e.</text:p>
            <text:p>Therefore, the total (sum) is:</text:p>
            <text:p>45,848 + 138,339 = 184,187 tCO2e.</text:p>
            <text:p>Final answer: 184187.00</text:p>
          </table:table-cell>
          <table:table-cell table:number-columns-repeated="2" table:style-name="ce1" office:value-type="float" office:value="184187" calcext:value-type="float">
            <text:p>184187</text:p>
          </table:table-cell>
          <table:table-cell table:formula="of:=[.E49]=[.D49]" office:value-type="boolean" office:boolean-value="true" calcext:value-type="boolean">
            <text:p>TRUE</text:p>
          </table:table-cell>
        </table:table-row>
        <table:table-row table:style-name="ro2">
          <table:table-cell office:value-type="float" office:value="49" calcext:value-type="float">
            <text:p>4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GHG emissions Scope 3 in 2022 among the following companies in MtCO2eq?</text:p>
          </table:table-cell>
          <table:table-cell office:value-type="string" calcext:value-type="string">
            <text:p>Reasoning:</text:p>
            <text:p>The question asks for the average Scope 3 greenhouse gas (GHG) emissions in 2022 among the companies covered by the two documents: Dassault Systèmes (NASDAQ: DASTY) and Enel (OTC: ESOCF).</text:p>
            <text:p>From the OTC_ESOCF_2023.pdf (Enel’s report), Scope 3 emissions for 2022 are given as 71.04 MtCO2eq.</text:p>
            <text:p>From the NASDAQ_DASTY_2023.pdf (Dassault Systèmes’ report), there is no numerical value stated for 2022 Scope 3 emissions in MtCO2eq — only relative reductions (e.g., -52% vs 2019) and qualitative discussion, but not the absolute value.</text:p>
            <text:p>Since only Enel provides an explicit quantitative Scope 3 figure for 2022, and the question specifies computing the average among the listed companies, the available data consists solely of Enel’s figure (as Dassault Systèmes’ value is not reported). Therefore, the average is the same as Enel’s 2022 Scope 3 emission.</text:p>
            <text:p>Final answer: 71.04</text:p>
          </table:table-cell>
          <table:table-cell office:value-type="float" office:value="71.04" calcext:value-type="float">
            <text:p>71.04</text:p>
          </table:table-cell>
          <table:table-cell office:value-type="float" office:value="35.6" calcext:value-type="float">
            <text:p>35.6</text:p>
          </table:table-cell>
          <table:table-cell table:formula="of:=[.E50]=[.D50]" office:value-type="boolean" office:boolean-value="false" calcext:value-type="boolean">
            <text:p>FALSE</text:p>
          </table:table-cell>
        </table:table-row>
        <table:table-row table:style-name="ro2">
          <table:table-cell office:value-type="float" office:value="50" calcext:value-type="float">
            <text:p>5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average amount of market-based scope 2 GHG emissions in 2023 among the following companies in tons CO2e?</text:p>
          </table:table-cell>
          <table:table-cell office:value-type="string" calcext:value-type="string">
            <text:p>Reasoning:</text:p>
            <text:p>The question asks for the average market-based Scope 2 greenhouse gas (GHG) emissions in 2023 for the companies in the provided documents. From the files:</text:p>
            <text:p>In the axa_2023.pdf, AXA reports its market-based Scope 2 GHG emissions for 2023 as 30,712 tCO2e.</text:p>
            <text:p>In the OTC_ADDDF_2023.pdf, which corresponds to adidas, the market-based Scope 2 GHG emissions for 2023 are 142,457 tCO2e.</text:p>
            <text:p>To find the average, we sum the two values and divide by two:</text:p>
            <text:p>(30,712 + 142,457) / 2 = 173,169 / 2 = 86,584.50 tCO2e.</text:p>
            <text:p>Final answer: 86,584.50</text:p>
          </table:table-cell>
          <table:table-cell table:number-columns-repeated="2" table:style-name="ce1" office:value-type="float" office:value="86584.5" calcext:value-type="float">
            <text:p>86584.5</text:p>
          </table:table-cell>
          <table:table-cell table:formula="of:=[.E51]=[.D51]" office:value-type="boolean" office:boolean-value="true" calcext:value-type="boolean">
            <text:p>TRUE</text:p>
          </table:table-cell>
        </table:table-row>
        <table:table-row table:style-name="ro1" table:number-rows-repeated="3">
          <table:table-cell table:number-columns-repeated="5"/>
          <table:table-cell table:style-name="Default"/>
        </table:table-row>
        <table:table-row table:style-name="ro1">
          <table:table-cell table:number-columns-repeated="5"/>
          <table:table-cell table:style-name="Default" table:formula="of:=SUM([.F2:.F51]) / 50" office:value-type="float" office:value="0.5" calcext:value-type="float">
            <text:p>0.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6">00/00/0000</text:date>, <text:time style:data-style-name="N2" text:time-value="16:11:04.02142496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6T16:10:22.255178445</meta:creation-date>
    <meta:generator>LibreOffice/25.2.6.2$Linux_X86_64 LibreOffice_project/520$Build-2</meta:generator>
    <dc:date>2025-11-06T18:07:43.825863478</dc:date>
    <meta:editing-duration>PT26M52S</meta:editing-duration>
    <meta:editing-cycles>1</meta:editing-cycles>
    <meta:document-statistic meta:table-count="1" meta:cell-count="307" meta:object-count="0"/>
  </office:meta>
</office:document-meta>
</file>